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50%" fo:text-align="center" style:justify-single-word="false"/>
    </style:style>
    <style:style style:name="P2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officeooo:paragraph-rsid="001be660"/>
    </style:style>
    <style:style style:name="P3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officeooo:paragraph-rsid="00222f87"/>
    </style:style>
    <style:style style:name="P4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officeooo:paragraph-rsid="0023a33a"/>
    </style:style>
    <style:style style:name="P5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officeooo:paragraph-rsid="00295111"/>
    </style:style>
    <style:style style:name="P6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11c516" officeooo:paragraph-rsid="0011c516" style:font-weight-asian="bold" style:font-weight-complex="bold"/>
    </style:style>
    <style:style style:name="P7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12732d" officeooo:paragraph-rsid="0012732d" style:font-weight-asian="bold" style:font-weight-complex="bold"/>
    </style:style>
    <style:style style:name="P8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fo:font-weight="bold" officeooo:rsid="0012732d" officeooo:paragraph-rsid="0012732d" style:font-weight-asian="bold" style:font-weight-complex="bold"/>
    </style:style>
    <style:style style:name="P9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1454d3" officeooo:paragraph-rsid="001454d3" style:font-weight-asian="bold" style:font-weight-complex="bold"/>
    </style:style>
    <style:style style:name="P10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1601e6" officeooo:paragraph-rsid="001601e6" style:font-weight-asian="bold" style:font-weight-complex="bold"/>
    </style:style>
    <style:style style:name="P11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17207c" officeooo:paragraph-rsid="0017207c" style:font-weight-asian="bold" style:font-weight-complex="bold"/>
    </style:style>
    <style:style style:name="P12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183feb" officeooo:paragraph-rsid="00183feb" style:font-weight-asian="bold" style:font-weight-complex="bold"/>
    </style:style>
    <style:style style:name="P13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189ee3" officeooo:paragraph-rsid="00189ee3" style:font-weight-asian="bold" style:font-weight-complex="bold"/>
    </style:style>
    <style:style style:name="P14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1a9233" officeooo:paragraph-rsid="001a9233" style:font-weight-asian="bold" style:font-weight-complex="bold"/>
    </style:style>
    <style:style style:name="P15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21292e" officeooo:paragraph-rsid="0021292e" style:font-weight-asian="bold" style:font-weight-complex="bold"/>
    </style:style>
    <style:style style:name="P16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222f87" officeooo:paragraph-rsid="00222f87" style:font-weight-asian="bold" style:font-weight-complex="bold"/>
    </style:style>
    <style:style style:name="P17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27b3ac" officeooo:paragraph-rsid="0027b3ac" style:font-weight-asian="bold" style:font-weight-complex="bold"/>
    </style:style>
    <style:style style:name="P18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295111" officeooo:paragraph-rsid="00295111" style:font-weight-asian="bold" style:font-weight-complex="bold"/>
    </style:style>
    <style:style style:name="P19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29f417" officeooo:paragraph-rsid="0029f417" style:font-weight-asian="bold" style:font-weight-complex="bold"/>
    </style:style>
    <style:style style:name="P20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2bd700" officeooo:paragraph-rsid="002bd700" style:font-weight-asian="bold" style:font-weight-complex="bold"/>
    </style:style>
    <style:style style:name="P21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313cf3" officeooo:paragraph-rsid="00313cf3" style:font-weight-asian="bold" style:font-weight-complex="bold"/>
    </style:style>
    <style:style style:name="P22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fo:font-weight="bold" officeooo:rsid="00313cf3" officeooo:paragraph-rsid="00313cf3" style:font-weight-asian="bold" style:font-weight-complex="bold"/>
    </style:style>
    <style:style style:name="P23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3665be" officeooo:paragraph-rsid="003665be" style:font-weight-asian="bold" style:font-weight-complex="bold"/>
    </style:style>
    <style:style style:name="P24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3676f1" officeooo:paragraph-rsid="003ba718" style:font-weight-asian="bold" style:font-weight-complex="bold"/>
    </style:style>
    <style:style style:name="P25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fo:font-weight="bold" officeooo:rsid="00384531" officeooo:paragraph-rsid="00384531" style:font-weight-asian="bold" style:font-weight-complex="bold"/>
    </style:style>
    <style:style style:name="P26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384531" officeooo:paragraph-rsid="003676f1" style:font-weight-asian="bold" style:font-weight-complex="bold"/>
    </style:style>
    <style:style style:name="P27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384531" officeooo:paragraph-rsid="003ba718" style:font-weight-asian="bold" style:font-weight-complex="bold"/>
    </style:style>
    <style:style style:name="P28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3c65ad" officeooo:paragraph-rsid="003c65ad" style:font-weight-asian="bold" style:font-weight-complex="bold"/>
    </style:style>
    <style:style style:name="P29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3e2a6f" officeooo:paragraph-rsid="003e2a6f" style:font-weight-asian="bold" style:font-weight-complex="bold"/>
    </style:style>
    <style:style style:name="P30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3f66f5" officeooo:paragraph-rsid="003f66f5" style:font-weight-asian="bold" style:font-weight-complex="bold"/>
    </style:style>
    <style:style style:name="P31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411cce" officeooo:paragraph-rsid="00411cce" style:font-weight-asian="bold" style:font-weight-complex="bold"/>
    </style:style>
    <style:style style:name="P32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fo:font-weight="bold" officeooo:rsid="00411cce" officeooo:paragraph-rsid="00411cce" style:font-weight-asian="bold" style:font-weight-complex="bold"/>
    </style:style>
    <style:style style:name="P33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4228b2" officeooo:paragraph-rsid="004228b2" style:font-weight-asian="bold" style:font-weight-complex="bold"/>
    </style:style>
    <style:style style:name="P34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weight="bold" officeooo:rsid="00439d35" officeooo:paragraph-rsid="00439d35" style:font-weight-asian="bold" style:font-weight-complex="bold"/>
    </style:style>
    <style:style style:name="P35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officeooo:rsid="001be660" officeooo:paragraph-rsid="001be660"/>
    </style:style>
    <style:style style:name="P36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officeooo:rsid="001dbc66" officeooo:paragraph-rsid="001dbc66"/>
    </style:style>
    <style:style style:name="P37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officeooo:rsid="001e54f3" officeooo:paragraph-rsid="001e54f3"/>
    </style:style>
    <style:style style:name="P38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officeooo:rsid="001f5b3b" officeooo:paragraph-rsid="001f5b3b"/>
    </style:style>
    <style:style style:name="P39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officeooo:rsid="0024094c" officeooo:paragraph-rsid="0024094c"/>
    </style:style>
    <style:style style:name="P40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officeooo:rsid="0024f200" officeooo:paragraph-rsid="0024f200"/>
    </style:style>
    <style:style style:name="P41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officeooo:rsid="0025fac3" officeooo:paragraph-rsid="0025fac3"/>
    </style:style>
    <style:style style:name="P42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style="italic" fo:font-weight="bold" officeooo:rsid="002bd700" officeooo:paragraph-rsid="002bd700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fo:font-style="italic" fo:font-weight="bold" officeooo:rsid="002bd700" officeooo:paragraph-rsid="002bd700" style:font-style-asian="italic" style:font-weight-asian="bold" style:font-style-complex="italic" style:font-weight-complex="bold"/>
    </style:style>
    <style:style style:name="P44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style="italic" fo:font-weight="bold" officeooo:rsid="002db11c" officeooo:paragraph-rsid="002db11c" style:font-style-asian="italic" style:font-weight-asian="bold" style:font-style-complex="italic" style:font-weight-complex="bold"/>
    </style:style>
    <style:style style:name="T1" style:family="text">
      <style:text-properties officeooo:rsid="00175659"/>
    </style:style>
    <style:style style:name="T2" style:family="text">
      <style:text-properties officeooo:rsid="00192da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e660" style:font-weight-asian="bold" style:font-weight-complex="bold"/>
    </style:style>
    <style:style style:name="T5" style:family="text">
      <style:text-properties fo:font-weight="bold" officeooo:rsid="00222f87" style:font-weight-asian="bold" style:font-weight-complex="bold"/>
    </style:style>
    <style:style style:name="T6" style:family="text">
      <style:text-properties fo:font-weight="bold" officeooo:rsid="0023a33a" style:font-weight-asian="bold" style:font-weight-complex="bold"/>
    </style:style>
    <style:style style:name="T7" style:family="text">
      <style:text-properties fo:font-weight="bold" officeooo:rsid="00295111" style:font-weight-asian="bold" style:font-weight-complex="bold"/>
    </style:style>
    <style:style style:name="T8" style:family="text">
      <style:text-properties fo:font-weight="bold" officeooo:rsid="002bd700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f45bc" style:font-style-asian="normal" style:font-style-complex="normal"/>
    </style:style>
    <style:style style:name="T11" style:family="text">
      <style:text-properties officeooo:rsid="00319be5"/>
    </style:style>
    <style:style style:name="T12" style:family="text">
      <style:text-properties officeooo:rsid="003387a4"/>
    </style:style>
    <style:style style:name="T13" style:family="text">
      <style:text-properties officeooo:rsid="00354a23"/>
    </style:style>
    <style:style style:name="T14" style:family="text">
      <style:text-properties officeooo:rsid="0039f5f6"/>
    </style:style>
    <style:style style:name="T15" style:family="text">
      <style:text-properties officeooo:rsid="003e7c7c"/>
    </style:style>
    <style:style style:name="T16" style:family="text">
      <style:text-properties officeooo:rsid="003f0876"/>
    </style:style>
    <style:style style:name="T17" style:family="text">
      <style:text-properties officeooo:rsid="0042b14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2699002854" text:style-name="L1">
        <text:list-item>
          <text:p text:style-name="P6">BRD (Bussiness Requirement Definition)</text:p>
          <text:p text:style-name="P7">Busines process</text:p>
          <text:p text:style-name="P7">Dokumen</text:p>
          <text:p text:style-name="P7">Data</text:p>
          <text:p text:style-name="P7">Alur <text:span text:style-name="T1">umum</text:span></text:p>
          <text:p text:style-name="P9">Aplikasi apa</text:p>
          <text:p text:style-name="P9">Fitur</text:p>
          <text:p text:style-name="P10">Time Line</text:p>
          <text:p text:style-name="P11">MPVP</text:p>
          <text:p text:style-name="P11">MVP</text:p>
          <text:p text:style-name="P11"/>
        </text:list-item>
        <text:list-item>
          <text:p text:style-name="P12">UI/UX</text:p>
          <text:p text:style-name="P12">Dokumen tampilan</text:p>
          <text:p text:style-name="P13">penjabaran dari BRD dlm bentuk gambar/<text:span text:style-name="T2">proto type</text:span></text:p>
          <text:p text:style-name="P13"/>
        </text:list-item>
      </text:list>
      <text:p text:style-name="P8"/>
      <text:list xml:id="list110345048625294" text:continue-numbering="true" text:style-name="L1">
        <text:list-item>
          <text:p text:style-name="P7">TECHNICAL DESIGN</text:p>
          <text:p text:style-name="P14">interaksi antar aplikasi</text:p>
          <text:p text:style-name="P14">data</text:p>
          <text:p text:style-name="P2"><text:span text:style-name="T4">diagram aplikasi (develoyment diagram)</text:span></text:p>
          <text:p text:style-name="P35"><text:span text:style-name="T3">aplikasi A butuh B</text:span></text:p>
          <text:p text:style-name="P35"><text:span text:style-name="T3">Data <text:s/>A ambil dari data B pake apa: API, messege broker, dll</text:span></text:p>
          <text:p text:style-name="P36"><text:soft-page-break/><text:span text:style-name="T3">teknologi menggunakan apa, dll</text:span></text:p>
          <text:p text:style-name="P37"><text:span text:style-name="T3">ERD</text:span></text:p>
          <text:p text:style-name="P38"><text:span text:style-name="T3">Relasional DB</text:span></text:p>
          <text:p text:style-name="P38"><text:span text:style-name="T3"/></text:p>
          <text:p text:style-name="P14"/>
        </text:list-item>
        <text:list-item>
          <text:p text:style-name="P15">ARSITECKTUR REVIEW</text:p>
          <text:p text:style-name="P16">Mereview Hasilt Technical Design</text:p>
          <text:p text:style-name="P3"><text:span text:style-name="T5">- </text:span><text:span text:style-name="T6">Infrastruktur arsitek</text:span></text:p>
          <text:p text:style-name="P3"><text:span text:style-name="T6">- Security arsitek</text:span></text:p>
          <text:p text:style-name="P4"><text:span text:style-name="T6">- Depelovment arsitek</text:span></text:p>
          <text:p text:style-name="P4"><text:span text:style-name="T6">- Front end arsitek</text:span></text:p>
          <text:p text:style-name="P39"><text:span text:style-name="T6">M</text:span><text:span text:style-name="T3">emastikan apa yg dibuat sudah baik.</text:span></text:p>
          <text:p text:style-name="P40"><text:span text:style-name="T3">Topik:</text:span></text:p>
          <text:p text:style-name="P40"><text:span text:style-name="T3">- performance, spek server, trafic, dll</text:span></text:p>
          <text:p text:style-name="P41"><text:span text:style-name="T3">feed back, revisi lg bagian Technical design</text:span></text:p>
        </text:list-item>
        <text:list-item>
          <text:p text:style-name="P17">API SPEC</text:p>
          <text:p text:style-name="P18">kesepakatan format API:</text:p>
          <text:p text:style-name="P5"><text:span text:style-name="T7">Request apa, </text:span><text:span text:style-name="T8">respond sprti apa</text:span></text:p>
          <text:p text:style-name="P19">jumlah API</text:p>
          <text:p text:style-name="P20">ex:</text:p>
          <text:p text:style-name="P42">API/<text:span text:style-name="T9">Produk</text:span></text:p>
          <text:p text:style-name="P42"><text:span text:style-name="T9">API/banner</text:span></text:p>
          <text:p text:style-name="P44"><text:span text:style-name="T9">Format Jyson, parameter query</text:span></text:p>
        </text:list-item>
      </text:list>
      <text:p text:style-name="P43"><text:soft-page-break/><text:span text:style-name="T9"/></text:p>
      <text:p text:style-name="P43"><text:span text:style-name="T9"><text:tab/></text:span><text:span text:style-name="T10">Contoh: https://github.com/ProgrammerZamanNow/kotlin-restful-api</text:span></text:p>
      <text:p text:style-name="P43"><text:span text:style-name="T9"/></text:p>
      <text:list xml:id="list110346034692514" text:continue-numbering="true" text:style-name="L1">
        <text:list-item>
          <text:p text:style-name="P21">Development</text:p>
          <text:p text:style-name="P21">Backend -Front End - QA <text:span text:style-name="T11">(Quality Assurance </text:span><text:span text:style-name="T13">otomatis) ==&gt; semua </text:span><text:span text:style-name="T11"><text:s/>based on API </text:span><text:span text:style-name="T13">spec</text:span><text:span text:style-name="T11"> →</text:span><text:span text:style-name="T12"> pararel</text:span></text:p>
        </text:list-item>
      </text:list>
      <text:p text:style-name="P22"/>
      <text:p text:style-name="P22"/>
      <text:list xml:id="list110344278852545" text:continue-numbering="true" text:style-name="L1">
        <text:list-item>
          <text:p text:style-name="P23">Non Product Depelyment</text:p>
          <text:p text:style-name="P24">Deploy-Qa-Staging- Sandbox</text:p>
          <text:p text:style-name="P27"><text:tab/></text:p>
          <text:p text:style-name="P27">Buat : CI/CD</text:p>
          <text:p text:style-name="P27"><text:span text:style-name="T14">repo-Git</text:span></text:p>
          <text:p text:style-name="P27"/>
        </text:list-item>
        <text:list-item>
          <text:p text:style-name="P28">TESTING</text:p>
          <text:p text:style-name="P29">End to en<text:span text:style-name="T16">d</text:span> test</text:p>
          <text:p text:style-name="P29">Performance test</text:p>
          <text:p text:style-name="P29">Security test</text:p>
          <text:p text:style-name="P29"/>
        </text:list-item>
        <text:list-item>
          <text:p text:style-name="P30">Production Deployment</text:p>
          <text:p text:style-name="P31">A/B testing</text:p>
          <text:p text:style-name="P31">dll</text:p>
        </text:list-item>
      </text:list>
      <text:p text:style-name="P32"/>
      <text:p text:style-name="P32"><text:soft-page-break/></text:p>
      <text:list xml:id="list110346211817325" text:continue-numbering="true" text:style-name="L1">
        <text:list-item>
          <text:p text:style-name="P33">Maintenance / <text:span text:style-name="T17">improvement</text:span></text:p>
          <text:p text:style-name="P34">Monitoring:</text:p>
          <text:p text:style-name="P34">total trafic</text:p>
          <text:p text:style-name="P34">total user</text:p>
          <text:p text:style-name="P34">respond time</text:p>
          <text:p text:style-name="P34">dll</text:p>
          <text:p text:style-name="P34"/>
          <text:p text:style-name="P33"/>
          <text:p text:style-name="P33"/>
          <text:p text:style-name="P26"/>
        </text:list-item>
      </text:list>
      <text:p text:style-name="P25"><text:tab/></text:p>
      <text:p text:style-name="P25"/>
      <text:list xml:id="list110344803609615" text:continue-numbering="true" text:style-name="L1">
        <text:list-header>
          <text:p text:style-name="P2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0:11:40.808936178</meta:creation-date>
    <dc:date>2020-12-04T11:03:44.115021501</dc:date>
    <meta:editing-duration>PT51M40S</meta:editing-duration>
    <meta:editing-cycles>44</meta:editing-cycles>
    <meta:generator>LibreOffice/6.4.6.2$Linux_X86_64 LibreOffice_project/40$Build-2</meta:generator>
    <meta:document-statistic meta:table-count="0" meta:image-count="0" meta:object-count="0" meta:page-count="4" meta:paragraph-count="62" meta:word-count="181" meta:character-count="1176" meta:non-whitespace-character-count="1060"/>
  </office:meta>
</office:document-meta>
</file>